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a4cbe3" officeooo:paragraph-rsid="00940f46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c0ae8d" officeooo:paragraph-rsid="00c88c6e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c88c6e" officeooo:paragraph-rsid="00c88c6e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d34678" officeooo:paragraph-rsid="00c9a4bd" style:font-size-asian="14pt" style:font-size-complex="16pt"/>
    </style:style>
    <style:style style:name="P17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8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9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20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21" style:family="paragraph" style:parent-style-name="Preformatted_20_Text">
      <style:text-properties style:font-name="ariel" fo:font-size="16pt" fo:font-weight="bold" officeooo:rsid="00a4cbe3" officeooo:paragraph-rsid="00a4cbe3" style:font-size-asian="14pt" style:font-weight-asian="bold" style:font-size-complex="16pt" style:font-weight-complex="bold"/>
    </style:style>
    <style:style style:name="P22" style:family="paragraph" style:parent-style-name="Preformatted_20_Text">
      <style:text-properties style:font-name="ariel" fo:font-size="16pt" fo:font-weight="bold" officeooo:rsid="00b0db52" officeooo:paragraph-rsid="009f7338" style:font-size-asian="14pt" style:font-weight-asian="bold" style:font-size-complex="16pt" style:font-weight-complex="bold"/>
    </style:style>
    <style:style style:name="P23" style:family="paragraph" style:parent-style-name="Preformatted_20_Text">
      <style:text-properties style:font-name="ariel" fo:font-size="16pt" fo:font-weight="bold" officeooo:rsid="00c9a4bd" officeooo:paragraph-rsid="00c88c6e" style:font-size-asian="14pt" style:font-weight-asian="bold" style:font-size-complex="16pt" style:font-weight-complex="bold"/>
    </style:style>
    <style:style style:name="P24" style:family="paragraph" style:parent-style-name="Preformatted_20_Text">
      <style:text-properties style:font-name="ariel" fo:font-size="16pt" fo:font-weight="bold" officeooo:rsid="00dfdd5b" officeooo:paragraph-rsid="00dfdd5b" style:font-size-asian="14pt" style:font-weight-asian="bold" style:font-size-complex="16pt" style:font-weight-complex="bold"/>
    </style:style>
    <style:style style:name="P25" style:family="paragraph" style:parent-style-name="Preformatted_20_Text">
      <style:text-properties style:font-name="ariel" fo:font-size="16pt" fo:font-weight="bold" officeooo:rsid="010cb1d9" officeooo:paragraph-rsid="00ce9e84" style:font-size-asian="14pt" style:font-weight-asian="bold" style:font-size-complex="16pt" style:font-weight-complex="bold"/>
    </style:style>
    <style:style style:name="P26" style:family="paragraph" style:parent-style-name="Preformatted_20_Text">
      <style:text-properties style:font-name="ariel" fo:font-size="16pt" fo:font-weight="bold" officeooo:rsid="010ffde0" officeooo:paragraph-rsid="010ffde0" style:font-size-asian="14pt" style:font-weight-asian="bold" style:font-size-complex="16pt" style:font-weight-complex="bold"/>
    </style:style>
    <style:style style:name="P27" style:family="paragraph" style:parent-style-name="Preformatted_20_Text">
      <style:text-properties style:font-name="ariel" fo:font-size="16pt" fo:font-weight="bold" officeooo:rsid="0112742a" officeooo:paragraph-rsid="0112742a" style:font-size-asian="14pt" style:font-weight-asian="bold" style:font-size-complex="16pt" style:font-weight-complex="bold"/>
    </style:style>
    <style:style style:name="P28" style:family="paragraph" style:parent-style-name="Preformatted_20_Text">
      <style:text-properties style:font-name="ariel" fo:font-size="16pt" fo:font-weight="bold" officeooo:rsid="01429d3e" officeooo:paragraph-rsid="01429d3e" style:font-size-asian="14pt" style:font-weight-asian="bold" style:font-size-complex="16pt" style:font-weight-complex="bold"/>
    </style:style>
    <style:style style:name="P29" style:family="paragraph" style:parent-style-name="Preformatted_20_Text">
      <style:text-properties style:font-name="ariel" fo:font-size="16pt" fo:font-weight="bold" officeooo:rsid="0149ec0a" officeooo:paragraph-rsid="0149ec0a" style:font-size-asian="14pt" style:font-weight-asian="bold" style:font-size-complex="16pt" style:font-weight-complex="bold"/>
    </style:style>
    <style:style style:name="P30" style:family="paragraph" style:parent-style-name="Preformatted_20_Text">
      <style:text-properties style:font-name="ariel" fo:font-size="16pt" fo:font-weight="bold" officeooo:rsid="014b2235" officeooo:paragraph-rsid="014b2235" style:font-size-asian="14pt" style:font-weight-asian="bold" style:font-size-complex="16pt" style:font-weight-complex="bold"/>
    </style:style>
    <style:style style:name="P31" style:family="paragraph" style:parent-style-name="Preformatted_20_Text">
      <style:text-properties style:font-name="ariel" fo:font-size="16pt" fo:font-weight="bold" officeooo:rsid="014b50e3" officeooo:paragraph-rsid="014b50e3" style:font-size-asian="14pt" style:font-weight-asian="bold" style:font-size-complex="16pt" style:font-weight-complex="bold"/>
    </style:style>
    <style:style style:name="P32" style:family="paragraph" style:parent-style-name="Preformatted_20_Text">
      <style:text-properties style:font-name="ariel" fo:font-size="16pt" fo:font-weight="bold" officeooo:rsid="014b51d8" officeooo:paragraph-rsid="014b51d8" style:font-size-asian="14pt" style:font-weight-asian="bold" style:font-size-complex="16pt" style:font-weight-complex="bold"/>
    </style:style>
    <style:style style:name="P33" style:family="paragraph" style:parent-style-name="Preformatted_20_Text">
      <style:text-properties style:font-name="ariel" fo:font-size="16pt" fo:font-weight="bold" officeooo:rsid="014c22c1" officeooo:paragraph-rsid="014c22c1" style:font-size-asian="14pt" style:font-weight-asian="bold" style:font-size-complex="16pt" style:font-weight-complex="bold"/>
    </style:style>
    <style:style style:name="P34" style:family="paragraph" style:parent-style-name="Preformatted_20_Text">
      <style:text-properties style:font-name="ariel" fo:font-size="16pt" fo:font-weight="bold" officeooo:rsid="014dc86f" officeooo:paragraph-rsid="014dc86f" style:font-size-asian="14pt" style:font-weight-asian="bold" style:font-size-complex="16pt" style:font-weight-complex="bold"/>
    </style:style>
    <style:style style:name="P35" style:family="paragraph" style:parent-style-name="Preformatted_20_Text">
      <style:text-properties style:font-name="ariel" fo:font-size="16pt" fo:font-weight="bold" officeooo:rsid="014fac59" officeooo:paragraph-rsid="014fac59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150a942" officeooo:paragraph-rsid="0150a94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15e31e0" officeooo:paragraph-rsid="015e31e0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39" style:family="paragraph" style:parent-style-name="Preformatted_20_Text">
      <style:text-properties style:font-name="ariel" fo:font-size="16pt" fo:font-weight="normal" officeooo:rsid="00f52349" officeooo:paragraph-rsid="00dfdd5b" style:font-size-asian="14pt" style:font-weight-asian="normal" style:font-size-complex="16pt" style:font-weight-complex="normal"/>
    </style:style>
    <style:style style:name="P40" style:family="paragraph" style:parent-style-name="Preformatted_20_Text">
      <style:text-properties style:font-name="ariel" fo:font-size="16pt" fo:font-weight="normal" officeooo:rsid="01064dbf" officeooo:paragraph-rsid="00ce9e84" style:font-size-asian="14pt" style:font-weight-asian="normal" style:font-size-complex="16pt" style:font-weight-complex="normal"/>
    </style:style>
    <style:style style:name="P41" style:family="paragraph" style:parent-style-name="Preformatted_20_Text">
      <style:text-properties style:font-name="ariel" fo:font-size="16pt" fo:font-weight="normal" officeooo:rsid="010cb1d9" officeooo:paragraph-rsid="00ce9e84" style:font-size-asian="14pt" style:font-weight-asian="normal" style:font-size-complex="16pt" style:font-weight-complex="normal"/>
    </style:style>
    <style:style style:name="P42" style:family="paragraph" style:parent-style-name="Preformatted_20_Text">
      <style:text-properties style:font-name="ariel" fo:font-size="16pt" fo:font-weight="normal" officeooo:rsid="010ffde0" officeooo:paragraph-rsid="010ffde0" style:font-size-asian="14pt" style:font-weight-asian="normal" style:font-size-complex="16pt" style:font-weight-complex="normal"/>
    </style:style>
    <style:style style:name="P43" style:family="paragraph" style:parent-style-name="Preformatted_20_Text">
      <style:text-properties style:font-name="ariel" fo:font-size="16pt" fo:font-weight="normal" officeooo:rsid="0112742a" officeooo:paragraph-rsid="0112742a" style:font-size-asian="14pt" style:font-weight-asian="normal" style:font-size-complex="16pt" style:font-weight-complex="normal"/>
    </style:style>
    <style:style style:name="P44" style:family="paragraph" style:parent-style-name="Preformatted_20_Text">
      <style:text-properties style:font-name="ariel" fo:font-size="16pt" fo:font-weight="normal" officeooo:rsid="0125c172" officeooo:paragraph-rsid="0125c172" style:font-size-asian="14pt" style:font-weight-asian="normal" style:font-size-complex="16pt" style:font-weight-complex="normal"/>
    </style:style>
    <style:style style:name="P45" style:family="paragraph" style:parent-style-name="Preformatted_20_Text">
      <style:text-properties style:font-name="ariel" fo:font-size="16pt" fo:font-weight="normal" officeooo:rsid="01292a9a" officeooo:paragraph-rsid="01292a9a" style:font-size-asian="14pt" style:font-weight-asian="normal" style:font-size-complex="16pt" style:font-weight-complex="normal"/>
    </style:style>
    <style:style style:name="P46" style:family="paragraph" style:parent-style-name="Preformatted_20_Text">
      <style:text-properties style:font-name="ariel" fo:font-size="16pt" fo:font-weight="normal" officeooo:rsid="012d7091" officeooo:paragraph-rsid="012d7091" style:font-size-asian="14pt" style:font-weight-asian="normal" style:font-size-complex="16pt" style:font-weight-complex="normal"/>
    </style:style>
    <style:style style:name="P47" style:family="paragraph" style:parent-style-name="Preformatted_20_Text">
      <style:text-properties style:font-name="ariel" fo:font-size="16pt" fo:font-weight="normal" officeooo:rsid="0139d490" officeooo:paragraph-rsid="0139d490" style:font-size-asian="14pt" style:font-weight-asian="normal" style:font-size-complex="16pt" style:font-weight-complex="normal"/>
    </style:style>
    <style:style style:name="P48" style:family="paragraph" style:parent-style-name="Preformatted_20_Text">
      <style:text-properties style:font-name="ariel" fo:font-size="16pt" fo:font-weight="normal" officeooo:rsid="0149ec0a" officeooo:paragraph-rsid="0149ec0a" style:font-size-asian="14pt" style:font-weight-asian="normal" style:font-size-complex="16pt" style:font-weight-complex="normal"/>
    </style:style>
    <style:style style:name="P49" style:family="paragraph" style:parent-style-name="Preformatted_20_Text">
      <style:text-properties style:font-name="ariel" fo:font-size="16pt" fo:font-weight="normal" officeooo:rsid="0150a942" officeooo:paragraph-rsid="0150a942" style:font-size-asian="14pt" style:font-weight-asian="normal" style:font-size-complex="16pt" style:font-weight-complex="normal"/>
    </style:style>
    <style:style style:name="P50" style:family="paragraph" style:parent-style-name="Preformatted_20_Text">
      <style:text-properties style:font-name="ariel" fo:font-size="16pt" fo:font-weight="normal" officeooo:rsid="015452fa" officeooo:paragraph-rsid="015452fa" style:font-size-asian="14pt" style:font-weight-asian="normal" style:font-size-complex="16pt" style:font-weight-complex="normal"/>
    </style:style>
    <style:style style:name="P51" style:family="paragraph" style:parent-style-name="Preformatted_20_Text">
      <style:text-properties style:font-name="ariel" fo:font-size="16pt" fo:font-weight="normal" officeooo:rsid="015fe824" officeooo:paragraph-rsid="015fe824" style:font-size-asian="14pt" style:font-weight-asian="normal" style:font-size-complex="16pt" style:font-weight-complex="normal"/>
    </style:style>
    <style:style style:name="P52" style:family="paragraph" style:parent-style-name="Preformatted_20_Text">
      <style:text-properties style:font-name="ariel" fo:font-size="16pt" fo:font-weight="normal" officeooo:rsid="0164d28e" officeooo:paragraph-rsid="0164d28e" style:font-size-asian="14pt" style:font-weight-asian="normal" style:font-size-complex="16pt" style:font-weight-complex="normal"/>
    </style:style>
    <style:style style:name="P53" style:family="paragraph" style:parent-style-name="Preformatted_20_Text">
      <style:text-properties style:font-name="ariel" fo:font-size="16pt" fo:font-weight="normal" officeooo:rsid="01662e39" officeooo:paragraph-rsid="01662e39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55" style:family="paragraph" style:parent-style-name="Preformatted_20_Text">
      <style:text-properties style:font-name="ariel" fo:font-size="16pt" officeooo:paragraph-rsid="0112742a" style:font-size-asian="16pt" style:font-size-complex="16pt"/>
    </style:style>
    <style:style style:name="P56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57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58" style:family="paragraph" style:parent-style-name="Preformatted_20_Text">
      <style:text-properties style:font-name="ariel" fo:font-size="22pt" fo:font-weight="bold" officeooo:rsid="010cb1d9" officeooo:paragraph-rsid="010cb1d9" style:font-size-asian="22pt" style:font-weight-asian="bold" style:font-size-complex="22pt" style:font-weight-complex="bold"/>
    </style:style>
    <style:style style:name="P59" style:family="paragraph" style:parent-style-name="Preformatted_20_Text">
      <style:text-properties style:font-name="ariel" fo:font-size="22pt" fo:font-weight="bold" officeooo:rsid="013d8fe2" officeooo:paragraph-rsid="013d8fe2" style:font-size-asian="22pt" style:font-weight-asian="bold" style:font-size-complex="22pt" style:font-weight-complex="bold"/>
    </style:style>
    <style:style style:name="P60" style:family="paragraph" style:parent-style-name="Preformatted_20_Text">
      <style:text-properties officeooo:paragraph-rsid="002aaf80"/>
    </style:style>
    <style:style style:name="P61" style:family="paragraph" style:parent-style-name="Preformatted_20_Text">
      <style:text-properties officeooo:paragraph-rsid="005c4f93"/>
    </style:style>
    <style:style style:name="P62" style:family="paragraph" style:parent-style-name="Preformatted_20_Text">
      <style:text-properties officeooo:rsid="009f7338" officeooo:paragraph-rsid="009f7338"/>
    </style:style>
    <style:style style:name="P63" style:family="paragraph" style:parent-style-name="Preformatted_20_Text">
      <style:text-properties fo:font-weight="bold" officeooo:rsid="00c88c6e" officeooo:paragraph-rsid="00c88c6e" style:font-weight-asian="bold" style:font-weight-complex="bold"/>
    </style:style>
    <style:style style:name="P64" style:family="paragraph" style:parent-style-name="Preformatted_20_Text">
      <style:text-properties officeooo:rsid="00c9a4bd" officeooo:paragraph-rsid="00c9a4bd"/>
    </style:style>
    <style:style style:name="P65" style:family="paragraph" style:parent-style-name="Preformatted_20_Text">
      <style:text-properties officeooo:rsid="00cca405" officeooo:paragraph-rsid="00cca405"/>
    </style:style>
    <style:style style:name="P66" style:family="paragraph" style:parent-style-name="Preformatted_20_Text">
      <style:text-properties officeooo:rsid="00ce9e84" officeooo:paragraph-rsid="00ce9e84"/>
    </style:style>
    <style:style style:name="P67" style:family="paragraph" style:parent-style-name="Preformatted_20_Text">
      <style:text-properties officeooo:paragraph-rsid="00cca405"/>
    </style:style>
    <style:style style:name="P68" style:family="paragraph" style:parent-style-name="Preformatted_20_Text">
      <style:text-properties officeooo:rsid="00dad628" officeooo:paragraph-rsid="00dad628"/>
    </style:style>
    <style:style style:name="P69" style:family="paragraph" style:parent-style-name="Preformatted_20_Text">
      <style:text-properties officeooo:rsid="00dfdd5b" officeooo:paragraph-rsid="00dfdd5b"/>
    </style:style>
    <style:style style:name="P70" style:family="paragraph" style:parent-style-name="Preformatted_20_Text">
      <style:text-properties fo:font-weight="normal" officeooo:rsid="00dfdd5b" officeooo:paragraph-rsid="00dfdd5b" style:font-weight-asian="normal" style:font-weight-complex="normal"/>
    </style:style>
    <style:style style:name="P71" style:family="paragraph" style:parent-style-name="Preformatted_20_Text">
      <style:text-properties fo:font-weight="normal" officeooo:rsid="00ce9e84" officeooo:paragraph-rsid="00ce9e84" style:font-weight-asian="normal" style:font-weight-complex="normal"/>
    </style:style>
    <style:style style:name="P72" style:family="paragraph" style:parent-style-name="Preformatted_20_Text">
      <style:text-properties officeooo:paragraph-rsid="015452fa"/>
    </style:style>
    <style:style style:name="P73" style:family="paragraph" style:parent-style-name="Preformatted_20_Text">
      <style:text-properties style:font-name="ariel" fo:font-size="16pt" fo:font-weight="bold" officeooo:rsid="0164d28e" officeooo:paragraph-rsid="015fe824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fo:font-weight="bold" officeooo:rsid="0099478d" style:font-weight-asian="bold" style:font-weight-complex="bold"/>
    </style:style>
    <style:style style:name="T36" style:family="text">
      <style:text-properties fo:font-weight="bold" officeooo:rsid="01188ea9" style:font-weight-asian="bold" style:font-weight-complex="bold"/>
    </style:style>
    <style:style style:name="T37" style:family="text">
      <style:text-properties fo:font-weight="bold" officeooo:rsid="0119515c" style:font-weight-asian="bold" style:font-weight-complex="bold"/>
    </style:style>
    <style:style style:name="T38" style:family="text">
      <style:text-properties fo:font-weight="bold" officeooo:rsid="011c0521" style:font-weight-asian="bold" style:font-weight-complex="bold"/>
    </style:style>
    <style:style style:name="T39" style:family="text">
      <style:text-properties fo:font-weight="bold" officeooo:rsid="011d0443" style:font-weight-asian="bold" style:font-weight-complex="bold"/>
    </style:style>
    <style:style style:name="T40" style:family="text">
      <style:text-properties fo:font-weight="bold" officeooo:rsid="0120e5f0" style:font-weight-asian="bold" style:font-weight-complex="bold"/>
    </style:style>
    <style:style style:name="T41" style:family="text">
      <style:text-properties fo:font-weight="bold" officeooo:rsid="0121f338" style:font-weight-asian="bold" style:font-weight-complex="bold"/>
    </style:style>
    <style:style style:name="T42" style:family="text">
      <style:text-properties fo:font-weight="bold" officeooo:rsid="013337e5" style:font-weight-asian="bold" style:font-weight-complex="bold"/>
    </style:style>
    <style:style style:name="T43" style:family="text">
      <style:text-properties fo:font-weight="bold" officeooo:rsid="012fdc61" style:font-weight-asian="bold" style:font-weight-complex="bold"/>
    </style:style>
    <style:style style:name="T44" style:family="text">
      <style:text-properties fo:font-weight="bold" officeooo:rsid="013794d4" style:font-weight-asian="bold" style:font-weight-complex="bold"/>
    </style:style>
    <style:style style:name="T45" style:family="text">
      <style:text-properties fo:font-weight="bold" officeooo:rsid="013b4264" style:font-weight-asian="bold" style:font-weight-complex="bold"/>
    </style:style>
    <style:style style:name="T46" style:family="text">
      <style:text-properties fo:font-weight="bold" officeooo:rsid="013d8fe2" style:font-weight-asian="bold" style:font-weight-complex="bold"/>
    </style:style>
    <style:style style:name="T47" style:family="text">
      <style:text-properties fo:font-weight="bold" officeooo:rsid="015258b8" style:font-weight-asian="bold" style:font-weight-complex="bold"/>
    </style:style>
    <style:style style:name="T48" style:family="text">
      <style:text-properties fo:font-weight="bold" officeooo:rsid="01578466" style:font-weight-asian="bold" style:font-weight-complex="bold"/>
    </style:style>
    <style:style style:name="T49" style:family="text">
      <style:text-properties fo:font-weight="bold" officeooo:rsid="015b4794" style:font-weight-asian="bold" style:font-weight-complex="bold"/>
    </style:style>
    <style:style style:name="T50" style:family="text">
      <style:text-properties fo:font-weight="bold" officeooo:rsid="01595390" style:font-weight-asian="bold" style:font-weight-complex="bold"/>
    </style:style>
    <style:style style:name="T51" style:family="text">
      <style:text-properties fo:font-weight="bold" officeooo:rsid="015d1913" style:font-weight-asian="bold" style:font-weight-complex="bold"/>
    </style:style>
    <style:style style:name="T52" style:family="text">
      <style:text-properties fo:font-weight="bold" officeooo:rsid="01683937" style:font-weight-asian="bold" style:font-weight-complex="bold"/>
    </style:style>
    <style:style style:name="T53" style:family="text">
      <style:text-properties fo:font-weight="bold" officeooo:rsid="01689146" style:font-weight-asian="bold" style:font-weight-complex="bold"/>
    </style:style>
    <style:style style:name="T54" style:family="text">
      <style:text-properties fo:font-weight="bold" officeooo:rsid="0169aefa" style:font-weight-asian="bold" style:font-weight-complex="bold"/>
    </style:style>
    <style:style style:name="T55" style:family="text">
      <style:text-properties officeooo:rsid="0011f4f7"/>
    </style:style>
    <style:style style:name="T56" style:family="text">
      <style:text-properties officeooo:rsid="001345d6"/>
    </style:style>
    <style:style style:name="T57" style:family="text">
      <style:text-properties officeooo:rsid="00135cee"/>
    </style:style>
    <style:style style:name="T58" style:family="text">
      <style:text-properties officeooo:rsid="00148a48"/>
    </style:style>
    <style:style style:name="T59" style:family="text">
      <style:text-properties officeooo:rsid="0015bd20"/>
    </style:style>
    <style:style style:name="T60" style:family="text">
      <style:text-properties officeooo:rsid="001aeab2"/>
    </style:style>
    <style:style style:name="T61" style:family="text">
      <style:text-properties officeooo:rsid="001c9ec4"/>
    </style:style>
    <style:style style:name="T62" style:family="text">
      <style:text-properties officeooo:rsid="0022897e"/>
    </style:style>
    <style:style style:name="T63" style:family="text">
      <style:text-properties officeooo:rsid="0023800a"/>
    </style:style>
    <style:style style:name="T64" style:family="text">
      <style:text-properties officeooo:rsid="0025f73d"/>
    </style:style>
    <style:style style:name="T65" style:family="text">
      <style:text-properties officeooo:rsid="0027222e"/>
    </style:style>
    <style:style style:name="T66" style:family="text">
      <style:text-properties style:font-name="ariel" fo:font-size="16pt" style:font-size-asian="14pt" style:font-size-complex="16pt"/>
    </style:style>
    <style:style style:name="T67" style:family="text">
      <style:text-properties style:font-name="ariel" fo:font-size="16pt" officeooo:rsid="0023800a" style:font-size-asian="14pt" style:font-size-complex="16pt"/>
    </style:style>
    <style:style style:name="T68" style:family="text">
      <style:text-properties style:font-name="ariel" fo:font-size="16pt" officeooo:rsid="002b2706" style:font-size-asian="14pt" style:font-size-complex="16pt"/>
    </style:style>
    <style:style style:name="T69" style:family="text">
      <style:text-properties style:font-name="ariel" fo:font-size="16pt" officeooo:rsid="005c4f93" style:font-size-asian="14pt" style:font-size-complex="16pt"/>
    </style:style>
    <style:style style:name="T70" style:family="text">
      <style:text-properties style:font-name="ariel" fo:font-size="16pt" officeooo:rsid="0060ba7b" style:font-size-asian="14pt" style:font-size-complex="16pt"/>
    </style:style>
    <style:style style:name="T71" style:family="text">
      <style:text-properties style:font-name="ariel" fo:font-size="16pt" officeooo:rsid="00940f46" style:font-size-asian="14pt" style:font-size-complex="16pt"/>
    </style:style>
    <style:style style:name="T72" style:family="text">
      <style:text-properties style:font-name="ariel" fo:font-size="16pt" officeooo:rsid="009afcfb" style:font-size-asian="14pt" style:font-size-complex="16pt"/>
    </style:style>
    <style:style style:name="T73" style:family="text">
      <style:text-properties style:font-name="ariel" fo:font-size="16pt" officeooo:rsid="009bdb8f" style:font-size-asian="14pt" style:font-size-complex="16pt"/>
    </style:style>
    <style:style style:name="T74" style:family="text">
      <style:text-properties style:font-name="ariel" fo:font-size="16pt" officeooo:rsid="009f7338" style:font-size-asian="14pt" style:font-size-complex="16pt"/>
    </style:style>
    <style:style style:name="T75" style:family="text">
      <style:text-properties style:font-name="ariel" fo:font-size="16pt" officeooo:rsid="00a1c23f" style:font-size-asian="14pt" style:font-size-complex="16pt"/>
    </style:style>
    <style:style style:name="T76" style:family="text">
      <style:text-properties style:font-name="ariel" fo:font-size="16pt" officeooo:rsid="00a344bc" style:font-size-asian="14pt" style:font-size-complex="16pt"/>
    </style:style>
    <style:style style:name="T77" style:family="text">
      <style:text-properties style:font-name="ariel" fo:font-size="16pt" officeooo:rsid="00aa1db2" style:font-size-asian="14pt" style:font-size-complex="16pt"/>
    </style:style>
    <style:style style:name="T78" style:family="text">
      <style:text-properties style:font-name="ariel" fo:font-size="16pt" officeooo:rsid="00aa923e" style:font-size-asian="14pt" style:font-size-complex="16pt"/>
    </style:style>
    <style:style style:name="T79" style:family="text">
      <style:text-properties style:font-name="ariel" fo:font-size="16pt" officeooo:rsid="00b0db52" style:font-size-asian="14pt" style:font-size-complex="16pt"/>
    </style:style>
    <style:style style:name="T80" style:family="text">
      <style:text-properties style:font-name="ariel" fo:font-size="16pt" officeooo:rsid="00b7da52" style:font-size-asian="14pt" style:font-size-complex="16pt"/>
    </style:style>
    <style:style style:name="T81" style:family="text">
      <style:text-properties style:font-name="ariel" fo:font-size="16pt" officeooo:rsid="00b9f73b" style:font-size-asian="14pt" style:font-size-complex="16pt"/>
    </style:style>
    <style:style style:name="T82" style:family="text">
      <style:text-properties style:font-name="ariel" fo:font-size="16pt" officeooo:rsid="00bc226b" style:font-size-asian="14pt" style:font-size-complex="16pt"/>
    </style:style>
    <style:style style:name="T83" style:family="text">
      <style:text-properties style:font-name="ariel" fo:font-size="16pt" officeooo:rsid="00c0ae8d" style:font-size-asian="14pt" style:font-size-complex="16pt"/>
    </style:style>
    <style:style style:name="T84" style:family="text">
      <style:text-properties style:font-name="ariel" fo:font-size="16pt" officeooo:rsid="00c2a1d7" style:font-size-asian="14pt" style:font-size-complex="16pt"/>
    </style:style>
    <style:style style:name="T85" style:family="text">
      <style:text-properties style:font-name="ariel" fo:font-size="16pt" officeooo:rsid="00cb55c4" style:font-size-asian="14pt" style:font-size-complex="16pt"/>
    </style:style>
    <style:style style:name="T86" style:family="text">
      <style:text-properties style:font-name="ariel" fo:font-size="16pt" officeooo:rsid="00d1a968" style:font-size-asian="14pt" style:font-size-complex="16pt"/>
    </style:style>
    <style:style style:name="T87" style:family="text">
      <style:text-properties style:font-name="ariel" fo:font-size="16pt" officeooo:rsid="00d34678" style:font-size-asian="14pt" style:font-size-complex="16pt"/>
    </style:style>
    <style:style style:name="T88" style:family="text">
      <style:text-properties style:font-name="ariel" fo:font-size="16pt" officeooo:rsid="00d6361b" style:font-size-asian="14pt" style:font-size-complex="16pt"/>
    </style:style>
    <style:style style:name="T89" style:family="text">
      <style:text-properties style:font-name="ariel" fo:font-size="16pt" officeooo:rsid="00d9448c" style:font-size-asian="14pt" style:font-size-complex="16pt"/>
    </style:style>
    <style:style style:name="T90" style:family="text">
      <style:text-properties style:font-name="ariel" fo:font-size="16pt" officeooo:rsid="00da42ec" style:font-size-asian="14pt" style:font-size-complex="16pt"/>
    </style:style>
    <style:style style:name="T91" style:family="text">
      <style:text-properties style:font-name="ariel" fo:font-size="16pt" officeooo:rsid="00dc15a2" style:font-size-asian="14pt" style:font-size-complex="16pt"/>
    </style:style>
    <style:style style:name="T92" style:family="text">
      <style:text-properties style:font-name="ariel" fo:font-size="16pt" officeooo:rsid="00dca06d" style:font-size-asian="14pt" style:font-size-complex="16pt"/>
    </style:style>
    <style:style style:name="T93" style:family="text">
      <style:text-properties style:font-name="ariel" fo:font-size="16pt" officeooo:rsid="00de8b38" style:font-size-asian="14pt" style:font-size-complex="16pt"/>
    </style:style>
    <style:style style:name="T94" style:family="text">
      <style:text-properties style:font-name="ariel" fo:font-size="16pt" officeooo:rsid="00e779a0" style:font-size-asian="14pt" style:font-size-complex="16pt"/>
    </style:style>
    <style:style style:name="T95" style:family="text">
      <style:text-properties style:font-name="ariel" fo:font-size="16pt" officeooo:rsid="00e99082" style:font-size-asian="14pt" style:font-size-complex="16pt"/>
    </style:style>
    <style:style style:name="T96" style:family="text">
      <style:text-properties style:font-name="ariel" fo:font-size="16pt" officeooo:rsid="00eadad1" style:font-size-asian="14pt" style:font-size-complex="16pt"/>
    </style:style>
    <style:style style:name="T97" style:family="text">
      <style:text-properties style:font-name="ariel" fo:font-size="16pt" officeooo:rsid="00f04b1e" style:font-size-asian="14pt" style:font-size-complex="16pt"/>
    </style:style>
    <style:style style:name="T98" style:family="text">
      <style:text-properties style:font-name="ariel" fo:font-size="16pt" officeooo:rsid="00f14e8b" style:font-size-asian="14pt" style:font-size-complex="16pt"/>
    </style:style>
    <style:style style:name="T99" style:family="text">
      <style:text-properties style:font-name="ariel" fo:font-size="16pt" officeooo:rsid="00f1cc14" style:font-size-asian="14pt" style:font-size-complex="16pt"/>
    </style:style>
    <style:style style:name="T100" style:family="text">
      <style:text-properties style:font-name="ariel" fo:font-size="16pt" officeooo:rsid="00f35dfa" style:font-size-asian="14pt" style:font-size-complex="16pt"/>
    </style:style>
    <style:style style:name="T101" style:family="text">
      <style:text-properties style:font-name="ariel" fo:font-size="16pt" officeooo:rsid="00f3f59c" style:font-size-asian="14pt" style:font-size-complex="16pt"/>
    </style:style>
    <style:style style:name="T102" style:family="text">
      <style:text-properties style:font-name="ariel" fo:font-size="16pt" officeooo:rsid="00f4cf08" style:font-size-asian="14pt" style:font-size-complex="16pt"/>
    </style:style>
    <style:style style:name="T103" style:family="text">
      <style:text-properties style:font-name="ariel" fo:font-size="16pt" officeooo:rsid="00f52349" style:font-size-asian="14pt" style:font-size-complex="16pt"/>
    </style:style>
    <style:style style:name="T104" style:family="text">
      <style:text-properties style:font-name="ariel" fo:font-size="16pt" officeooo:rsid="00fc12dc" style:font-size-asian="14pt" style:font-size-complex="16pt"/>
    </style:style>
    <style:style style:name="T105" style:family="text">
      <style:text-properties style:font-name="ariel" fo:font-size="16pt" officeooo:rsid="00fdbf2e" style:font-size-asian="14pt" style:font-size-complex="16pt"/>
    </style:style>
    <style:style style:name="T106" style:family="text">
      <style:text-properties style:font-name="ariel" fo:font-size="16pt" officeooo:rsid="00fe4899" style:font-size-asian="14pt" style:font-size-complex="16pt"/>
    </style:style>
    <style:style style:name="T107" style:family="text">
      <style:text-properties style:font-name="ariel" fo:font-size="16pt" officeooo:rsid="0100f5ca" style:font-size-asian="14pt" style:font-size-complex="16pt"/>
    </style:style>
    <style:style style:name="T108" style:family="text">
      <style:text-properties style:font-name="ariel" fo:font-size="16pt" officeooo:rsid="010405c1" style:font-size-asian="14pt" style:font-size-complex="16pt"/>
    </style:style>
    <style:style style:name="T109" style:family="text">
      <style:text-properties style:font-name="ariel" fo:font-size="16pt" officeooo:rsid="0104e82e" style:font-size-asian="14pt" style:font-size-complex="16pt"/>
    </style:style>
    <style:style style:name="T110" style:family="text">
      <style:text-properties style:font-name="ariel" fo:font-size="16pt" officeooo:rsid="01064dbf" style:font-size-asian="14pt" style:font-size-complex="16pt"/>
    </style:style>
    <style:style style:name="T111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112" style:family="text">
      <style:text-properties style:font-name="ariel" fo:font-size="16pt" fo:font-weight="bold" officeooo:rsid="009cb3d0" style:font-name-asian="Noto Sans Mono CJK SC" style:font-size-asian="14pt" style:font-weight-asian="bold" style:font-name-complex="Liberation Mono" style:font-size-complex="16pt" style:font-weight-complex="bold"/>
    </style:style>
    <style:style style:name="T113" style:family="text">
      <style:text-properties style:font-name="ariel" fo:font-size="16pt" fo:font-weight="bold" style:font-size-asian="14pt" style:font-weight-asian="bold" style:font-size-complex="16pt" style:font-weight-complex="bold"/>
    </style:style>
    <style:style style:name="T114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115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116" style:family="text">
      <style:text-properties style:font-name="ariel" fo:font-size="16pt" fo:font-weight="bold" officeooo:rsid="009afcfb" style:font-size-asian="14pt" style:font-weight-asian="bold" style:font-size-complex="16pt" style:font-weight-complex="bold"/>
    </style:style>
    <style:style style:name="T117" style:family="text">
      <style:text-properties style:font-name="ariel" fo:font-size="16pt" fo:font-weight="bold" officeooo:rsid="00a1c23f" style:font-size-asian="14pt" style:font-weight-asian="bold" style:font-size-complex="16pt" style:font-weight-complex="bold"/>
    </style:style>
    <style:style style:name="T118" style:family="text">
      <style:text-properties style:font-name="ariel" fo:font-size="16pt" fo:font-weight="bold" officeooo:rsid="00a344bc" style:font-size-asian="14pt" style:font-weight-asian="bold" style:font-size-complex="16pt" style:font-weight-complex="bold"/>
    </style:style>
    <style:style style:name="T119" style:family="text">
      <style:text-properties style:font-name="ariel" fo:font-size="16pt" fo:font-weight="bold" officeooo:rsid="00a6b747" style:font-size-asian="14pt" style:font-weight-asian="bold" style:font-size-complex="16pt" style:font-weight-complex="bold"/>
    </style:style>
    <style:style style:name="T120" style:family="text">
      <style:text-properties style:font-name="ariel" fo:font-size="16pt" fo:font-weight="bold" officeooo:rsid="00aa923e" style:font-size-asian="14pt" style:font-weight-asian="bold" style:font-size-complex="16pt" style:font-weight-complex="bold"/>
    </style:style>
    <style:style style:name="T121" style:family="text">
      <style:text-properties style:font-name="ariel" fo:font-size="16pt" fo:font-weight="bold" officeooo:rsid="00aa1db2" style:font-size-asian="14pt" style:font-weight-asian="bold" style:font-size-complex="16pt" style:font-weight-complex="bold"/>
    </style:style>
    <style:style style:name="T122" style:family="text">
      <style:text-properties style:font-name="ariel" fo:font-size="16pt" fo:font-weight="bold" officeooo:rsid="00b0db52" style:font-size-asian="14pt" style:font-weight-asian="bold" style:font-size-complex="16pt" style:font-weight-complex="bold"/>
    </style:style>
    <style:style style:name="T123" style:family="text">
      <style:text-properties style:font-name="ariel" fo:font-size="16pt" fo:font-weight="bold" officeooo:rsid="00b7da52" style:font-size-asian="14pt" style:font-weight-asian="bold" style:font-size-complex="16pt" style:font-weight-complex="bold"/>
    </style:style>
    <style:style style:name="T124" style:family="text">
      <style:text-properties style:font-name="ariel" fo:font-size="16pt" fo:font-weight="bold" officeooo:rsid="00b9f73b" style:font-size-asian="14pt" style:font-weight-asian="bold" style:font-size-complex="16pt" style:font-weight-complex="bold"/>
    </style:style>
    <style:style style:name="T125" style:family="text">
      <style:text-properties style:font-name="ariel" fo:font-size="16pt" fo:font-weight="bold" officeooo:rsid="00bc226b" style:font-size-asian="14pt" style:font-weight-asian="bold" style:font-size-complex="16pt" style:font-weight-complex="bold"/>
    </style:style>
    <style:style style:name="T126" style:family="text">
      <style:text-properties style:font-name="ariel" fo:font-size="16pt" fo:font-weight="bold" officeooo:rsid="00c0ae8d" style:font-size-asian="14pt" style:font-weight-asian="bold" style:font-size-complex="16pt" style:font-weight-complex="bold"/>
    </style:style>
    <style:style style:name="T127" style:family="text">
      <style:text-properties style:font-name="ariel" fo:font-size="16pt" fo:font-weight="bold" officeooo:rsid="00c2a1d7" style:font-size-asian="14pt" style:font-weight-asian="bold" style:font-size-complex="16pt" style:font-weight-complex="bold"/>
    </style:style>
    <style:style style:name="T128" style:family="text">
      <style:text-properties style:font-name="ariel" fo:font-size="16pt" fo:font-weight="bold" officeooo:rsid="009f7338" style:font-size-asian="14pt" style:font-weight-asian="bold" style:font-size-complex="16pt" style:font-weight-complex="bold"/>
    </style:style>
    <style:style style:name="T129" style:family="text">
      <style:text-properties style:font-name="ariel" fo:font-size="16pt" fo:font-weight="bold" officeooo:rsid="00d1a968" style:font-size-asian="14pt" style:font-weight-asian="bold" style:font-size-complex="16pt" style:font-weight-complex="bold"/>
    </style:style>
    <style:style style:name="T130" style:family="text">
      <style:text-properties style:font-name="ariel" fo:font-size="16pt" fo:font-weight="bold" officeooo:rsid="00cb55c4" style:font-size-asian="14pt" style:font-weight-asian="bold" style:font-size-complex="16pt" style:font-weight-complex="bold"/>
    </style:style>
    <style:style style:name="T131" style:family="text">
      <style:text-properties style:font-name="ariel" fo:font-size="16pt" fo:font-weight="bold" officeooo:rsid="00d9448c" style:font-size-asian="14pt" style:font-weight-asian="bold" style:font-size-complex="16pt" style:font-weight-complex="bold"/>
    </style:style>
    <style:style style:name="T132" style:family="text">
      <style:text-properties style:font-name="ariel" fo:font-size="16pt" fo:font-weight="bold" officeooo:rsid="00da42ec" style:font-size-asian="14pt" style:font-weight-asian="bold" style:font-size-complex="16pt" style:font-weight-complex="bold"/>
    </style:style>
    <style:style style:name="T133" style:family="text">
      <style:text-properties style:font-name="ariel" fo:font-size="16pt" fo:font-weight="bold" officeooo:rsid="00eadad1" style:font-size-asian="14pt" style:font-weight-asian="bold" style:font-size-complex="16pt" style:font-weight-complex="bold"/>
    </style:style>
    <style:style style:name="T134" style:family="text">
      <style:text-properties style:font-name="ariel" fo:font-size="16pt" fo:font-weight="bold" officeooo:rsid="00ed4874" style:font-size-asian="14pt" style:font-weight-asian="bold" style:font-size-complex="16pt" style:font-weight-complex="bold"/>
    </style:style>
    <style:style style:name="T135" style:family="text">
      <style:text-properties style:font-name="ariel" fo:font-size="16pt" fo:font-weight="bold" officeooo:rsid="00f04b1e" style:font-size-asian="14pt" style:font-weight-asian="bold" style:font-size-complex="16pt" style:font-weight-complex="bold"/>
    </style:style>
    <style:style style:name="T136" style:family="text">
      <style:text-properties style:font-name="ariel" fo:font-size="16pt" fo:font-weight="bold" officeooo:rsid="00f1cc14" style:font-size-asian="14pt" style:font-weight-asian="bold" style:font-size-complex="16pt" style:font-weight-complex="bold"/>
    </style:style>
    <style:style style:name="T137" style:family="text">
      <style:text-properties style:font-name="ariel" fo:font-size="16pt" fo:font-weight="bold" officeooo:rsid="00f52349" style:font-size-asian="14pt" style:font-weight-asian="bold" style:font-size-complex="16pt" style:font-weight-complex="bold"/>
    </style:style>
    <style:style style:name="T138" style:family="text">
      <style:text-properties style:font-name="ariel" fo:font-size="16pt" fo:font-weight="bold" officeooo:rsid="00fc12dc" style:font-size-asian="14pt" style:font-weight-asian="bold" style:font-size-complex="16pt" style:font-weight-complex="bold"/>
    </style:style>
    <style:style style:name="T139" style:family="text">
      <style:text-properties style:font-name="ariel" fo:font-size="16pt" fo:font-weight="bold" officeooo:rsid="0100f5ca" style:font-size-asian="14pt" style:font-weight-asian="bold" style:font-size-complex="16pt" style:font-weight-complex="bold"/>
    </style:style>
    <style:style style:name="T140" style:family="text">
      <style:text-properties style:font-name="ariel" fo:font-size="16pt" fo:font-weight="bold" officeooo:rsid="010405c1" style:font-size-asian="14pt" style:font-weight-asian="bold" style:font-size-complex="16pt" style:font-weight-complex="bold"/>
    </style:style>
    <style:style style:name="T141" style:family="text">
      <style:text-properties style:font-name="ariel" fo:font-size="16pt" fo:font-weight="bold" officeooo:rsid="01064dbf" style:font-size-asian="14pt" style:font-weight-asian="bold" style:font-size-complex="16pt" style:font-weight-complex="bold"/>
    </style:style>
    <style:style style:name="T142" style:family="text">
      <style:text-properties style:font-name="ariel" fo:font-size="16pt" fo:font-weight="bold" officeooo:rsid="015452fa" style:font-size-asian="14pt" style:font-weight-asian="bold" style:font-size-complex="16pt" style:font-weight-complex="bold"/>
    </style:style>
    <style:style style:name="T143" style:family="text">
      <style:text-properties style:font-name="ariel" fo:font-size="16pt" fo:font-weight="bold" officeooo:rsid="0154e208" style:font-size-asian="14pt" style:font-weight-asian="bold" style:font-size-complex="16pt" style:font-weight-complex="bold"/>
    </style:style>
    <style:style style:name="T144" style:family="text">
      <style:text-properties style:font-name="ariel" fo:font-size="16pt" fo:font-weight="bold" officeooo:rsid="01559181" style:font-size-asian="14pt" style:font-weight-asian="bold" style:font-size-complex="16pt" style:font-weight-complex="bold"/>
    </style:style>
    <style:style style:name="T145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146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147" style:family="text">
      <style:text-properties style:font-name="ariel" fo:font-size="16pt" fo:font-weight="normal" officeooo:rsid="00a344bc" style:font-size-asian="14pt" style:font-weight-asian="normal" style:font-size-complex="16pt" style:font-weight-complex="normal"/>
    </style:style>
    <style:style style:name="T148" style:family="text">
      <style:text-properties style:font-name="ariel" fo:font-size="16pt" fo:font-weight="normal" officeooo:rsid="00a6b747" style:font-size-asian="14pt" style:font-weight-asian="normal" style:font-size-complex="16pt" style:font-weight-complex="normal"/>
    </style:style>
    <style:style style:name="T149" style:family="text">
      <style:text-properties style:font-name="ariel" fo:font-size="16pt" fo:font-weight="normal" officeooo:rsid="015452fa" style:font-size-asian="14pt" style:font-weight-asian="normal" style:font-size-complex="16pt" style:font-weight-complex="normal"/>
    </style:style>
    <style:style style:name="T150" style:family="text">
      <style:text-properties style:font-name="ariel" fo:font-size="16pt" fo:font-weight="normal" officeooo:rsid="0154e208" style:font-size-asian="14pt" style:font-weight-asian="normal" style:font-size-complex="16pt" style:font-weight-complex="normal"/>
    </style:style>
    <style:style style:name="T151" style:family="text">
      <style:text-properties style:font-name="ariel" fo:font-size="16pt" fo:font-weight="normal" officeooo:rsid="01559181" style:font-size-asian="14pt" style:font-weight-asian="normal" style:font-size-complex="16pt" style:font-weight-complex="normal"/>
    </style:style>
    <style:style style:name="T152" style:family="text">
      <style:text-properties style:font-name="ariel" fo:font-size="16pt" fo:font-weight="normal" officeooo:rsid="01570fae" style:font-size-asian="14pt" style:font-weight-asian="normal" style:font-size-complex="16pt" style:font-weight-complex="normal"/>
    </style:style>
    <style:style style:name="T153" style:family="text">
      <style:text-properties style:font-name="ariel" fo:font-size="16pt" fo:font-weight="normal" officeooo:rsid="01559181" style:font-name-asian="Noto Sans Mono CJK SC" style:font-size-asian="14pt" style:font-weight-asian="normal" style:font-name-complex="Liberation Mono" style:font-size-complex="16pt" style:font-weight-complex="normal"/>
    </style:style>
    <style:style style:name="T154" style:family="text">
      <style:text-properties style:font-name="ariel" fo:font-size="22pt" style:font-size-asian="19.25pt" style:font-size-complex="22pt"/>
    </style:style>
    <style:style style:name="T155" style:family="text">
      <style:text-properties style:font-name="ariel" fo:font-size="22pt" style:font-size-asian="22pt" style:font-size-complex="22pt"/>
    </style:style>
    <style:style style:name="T156" style:family="text">
      <style:text-properties style:font-name="ariel" fo:font-size="22pt" officeooo:rsid="00c0ae8d" style:font-size-asian="22pt" style:font-size-complex="22pt"/>
    </style:style>
    <style:style style:name="T157" style:family="text">
      <style:text-properties officeooo:rsid="0028ab93"/>
    </style:style>
    <style:style style:name="T158" style:family="text">
      <style:text-properties officeooo:rsid="002efe5c"/>
    </style:style>
    <style:style style:name="T159" style:family="text">
      <style:text-properties officeooo:rsid="00318451"/>
    </style:style>
    <style:style style:name="T160" style:family="text">
      <style:text-properties fo:font-weight="normal" officeooo:rsid="00318451" style:font-weight-asian="normal" style:font-weight-complex="normal"/>
    </style:style>
    <style:style style:name="T161" style:family="text">
      <style:text-properties fo:font-weight="normal" officeooo:rsid="00358585" style:font-weight-asian="normal" style:font-weight-complex="normal"/>
    </style:style>
    <style:style style:name="T162" style:family="text">
      <style:text-properties fo:font-weight="normal" officeooo:rsid="00386346" style:font-weight-asian="normal" style:font-weight-complex="normal"/>
    </style:style>
    <style:style style:name="T163" style:family="text">
      <style:text-properties fo:font-weight="normal" officeooo:rsid="003e16ee" style:font-weight-asian="normal" style:font-weight-complex="normal"/>
    </style:style>
    <style:style style:name="T164" style:family="text">
      <style:text-properties officeooo:rsid="00373687"/>
    </style:style>
    <style:style style:name="T165" style:family="text">
      <style:text-properties officeooo:rsid="00379d26"/>
    </style:style>
    <style:style style:name="T166" style:family="text">
      <style:text-properties officeooo:rsid="0038e4e7"/>
    </style:style>
    <style:style style:name="T167" style:family="text">
      <style:text-properties officeooo:rsid="0039dbde"/>
    </style:style>
    <style:style style:name="T168" style:family="text">
      <style:text-properties officeooo:rsid="003e36ab"/>
    </style:style>
    <style:style style:name="T169" style:family="text">
      <style:text-properties officeooo:rsid="003fc9ba"/>
    </style:style>
    <style:style style:name="T170" style:family="text">
      <style:text-properties officeooo:rsid="0043cf98"/>
    </style:style>
    <style:style style:name="T171" style:family="text">
      <style:text-properties fo:font-size="22pt" officeooo:rsid="0043cf98" style:font-size-asian="22pt" style:font-size-complex="22pt"/>
    </style:style>
    <style:style style:name="T172" style:family="text">
      <style:text-properties fo:font-size="22pt" fo:font-weight="bold" style:font-size-asian="22pt" style:font-weight-asian="bold" style:font-size-complex="22pt" style:font-weight-complex="bold"/>
    </style:style>
    <style:style style:name="T173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174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175" style:family="text">
      <style:text-properties officeooo:rsid="0045a7a5"/>
    </style:style>
    <style:style style:name="T176" style:family="text">
      <style:text-properties officeooo:rsid="0045dbee"/>
    </style:style>
    <style:style style:name="T177" style:family="text">
      <style:text-properties officeooo:rsid="0047125c"/>
    </style:style>
    <style:style style:name="T178" style:family="text">
      <style:text-properties officeooo:rsid="0048e976"/>
    </style:style>
    <style:style style:name="T179" style:family="text">
      <style:text-properties officeooo:rsid="004a5fe4"/>
    </style:style>
    <style:style style:name="T180" style:family="text">
      <style:text-properties officeooo:rsid="004c2900"/>
    </style:style>
    <style:style style:name="T181" style:family="text">
      <style:text-properties officeooo:rsid="005147c8"/>
    </style:style>
    <style:style style:name="T182" style:family="text">
      <style:text-properties officeooo:rsid="0051e1f1"/>
    </style:style>
    <style:style style:name="T183" style:family="text">
      <style:text-properties officeooo:rsid="0053c62e"/>
    </style:style>
    <style:style style:name="T184" style:family="text">
      <style:text-properties officeooo:rsid="0055a990"/>
    </style:style>
    <style:style style:name="T185" style:family="text">
      <style:text-properties officeooo:rsid="00586b2a"/>
    </style:style>
    <style:style style:name="T186" style:family="text">
      <style:text-properties officeooo:rsid="005c4f93"/>
    </style:style>
    <style:style style:name="T187" style:family="text">
      <style:text-properties officeooo:rsid="005c6e4c"/>
    </style:style>
    <style:style style:name="T188" style:family="text">
      <style:text-properties officeooo:rsid="005ccb13"/>
    </style:style>
    <style:style style:name="T189" style:family="text">
      <style:text-properties officeooo:rsid="005d34a0"/>
    </style:style>
    <style:style style:name="T190" style:family="text">
      <style:text-properties officeooo:rsid="0064767d"/>
    </style:style>
    <style:style style:name="T191" style:family="text">
      <style:text-properties officeooo:rsid="006b9af0"/>
    </style:style>
    <style:style style:name="T192" style:family="text">
      <style:text-properties officeooo:rsid="006ddcf9"/>
    </style:style>
    <style:style style:name="T193" style:family="text">
      <style:text-properties officeooo:rsid="006e72ec"/>
    </style:style>
    <style:style style:name="T194" style:family="text">
      <style:text-properties officeooo:rsid="006f0a0d"/>
    </style:style>
    <style:style style:name="T195" style:family="text">
      <style:text-properties officeooo:rsid="007a31a5"/>
    </style:style>
    <style:style style:name="T196" style:family="text">
      <style:text-properties officeooo:rsid="007cc586"/>
    </style:style>
    <style:style style:name="T197" style:family="text">
      <style:text-properties officeooo:rsid="007cd85e"/>
    </style:style>
    <style:style style:name="T198" style:family="text">
      <style:text-properties officeooo:rsid="007e5c36"/>
    </style:style>
    <style:style style:name="T199" style:family="text">
      <style:text-properties officeooo:rsid="0082c2ec"/>
    </style:style>
    <style:style style:name="T200" style:family="text">
      <style:text-properties officeooo:rsid="0087a318"/>
    </style:style>
    <style:style style:name="T201" style:family="text">
      <style:text-properties officeooo:rsid="008a770e"/>
    </style:style>
    <style:style style:name="T202" style:family="text">
      <style:text-properties officeooo:rsid="008f63a9"/>
    </style:style>
    <style:style style:name="T203" style:family="text">
      <style:text-properties officeooo:rsid="00926936"/>
    </style:style>
    <style:style style:name="T204" style:family="text">
      <style:text-properties officeooo:rsid="0099478d"/>
    </style:style>
    <style:style style:name="T205" style:family="text">
      <style:text-properties officeooo:rsid="010e6312"/>
    </style:style>
    <style:style style:name="T206" style:family="text">
      <style:text-properties officeooo:rsid="011791b4"/>
    </style:style>
    <style:style style:name="T207" style:family="text">
      <style:text-properties officeooo:rsid="01188ea9"/>
    </style:style>
    <style:style style:name="T208" style:family="text">
      <style:text-properties officeooo:rsid="0119515c"/>
    </style:style>
    <style:style style:name="T209" style:family="text">
      <style:text-properties officeooo:rsid="011b8aab"/>
    </style:style>
    <style:style style:name="T210" style:family="text">
      <style:text-properties officeooo:rsid="011c0521"/>
    </style:style>
    <style:style style:name="T211" style:family="text">
      <style:text-properties officeooo:rsid="011d0443"/>
    </style:style>
    <style:style style:name="T212" style:family="text">
      <style:text-properties officeooo:rsid="0120e5f0"/>
    </style:style>
    <style:style style:name="T213" style:family="text">
      <style:text-properties officeooo:rsid="0121f338"/>
    </style:style>
    <style:style style:name="T214" style:family="text">
      <style:text-properties officeooo:rsid="012c782d"/>
    </style:style>
    <style:style style:name="T215" style:family="text">
      <style:text-properties officeooo:rsid="012f4c59"/>
    </style:style>
    <style:style style:name="T216" style:family="text">
      <style:text-properties officeooo:rsid="012fdc61"/>
    </style:style>
    <style:style style:name="T217" style:family="text">
      <style:text-properties officeooo:rsid="013337e5"/>
    </style:style>
    <style:style style:name="T218" style:family="text">
      <style:text-properties officeooo:rsid="01363882"/>
    </style:style>
    <style:style style:name="T219" style:family="text">
      <style:text-properties officeooo:rsid="013794d4"/>
    </style:style>
    <style:style style:name="T220" style:family="text">
      <style:text-properties officeooo:rsid="013b4264"/>
    </style:style>
    <style:style style:name="T221" style:family="text">
      <style:text-properties officeooo:rsid="013d8fe2"/>
    </style:style>
    <style:style style:name="T222" style:family="text">
      <style:text-properties officeooo:rsid="01429d3e"/>
    </style:style>
    <style:style style:name="T223" style:family="text">
      <style:text-properties officeooo:rsid="015258b8"/>
    </style:style>
    <style:style style:name="T224" style:family="text">
      <style:text-properties officeooo:rsid="01578466"/>
    </style:style>
    <style:style style:name="T225" style:family="text">
      <style:text-properties officeooo:rsid="015902b9"/>
    </style:style>
    <style:style style:name="T226" style:family="text">
      <style:text-properties officeooo:rsid="01595390"/>
    </style:style>
    <style:style style:name="T227" style:family="text">
      <style:text-properties officeooo:rsid="015d1913"/>
    </style:style>
    <style:style style:name="T228" style:family="text">
      <style:text-properties officeooo:rsid="01619e4c"/>
    </style:style>
    <style:style style:name="T229" style:family="text">
      <style:text-properties officeooo:rsid="01636240"/>
    </style:style>
    <style:style style:name="T230" style:family="text">
      <style:text-properties officeooo:rsid="01683937"/>
    </style:style>
    <style:style style:name="T231" style:family="text">
      <style:text-properties officeooo:rsid="01689146"/>
    </style:style>
    <style:style style:name="T232" style:family="text">
      <style:text-properties officeooo:rsid="0169aefa"/>
    </style:style>
    <style:style style:name="T233" style:family="text">
      <style:text-properties officeooo:rsid="016c10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pera<text:span text:style-name="T55">ting</text:span> System</text:p>
      <text:p text:style-name="P1"/>
      <text:p text:style-name="P38"/>
      <text:p text:style-name="P1">*<text:span text:style-name="T56">É um programa que gerencia o hardware do computador</text:span></text:p>
      <text:p text:style-name="P2">*<text:span text:style-name="T57">Tabem providencia uma base para </text:span><text:span text:style-name="T2">Applications Programs</text:span><text:span text:style-name="T57"> e age como intermediario entra o </text:span><text:span text:style-name="T2">Computer Usuario</text:span><text:span text:style-name="T57"> e </text:span><text:span text:style-name="T2">Computer Hardware</text:span></text:p>
      <text:p text:style-name="Preformatted_20_Text"/>
      <text:p text:style-name="P1">*<text:span text:style-name="T58">Temos 2 tipos de softwares <text:s/></text:span><text:span text:style-name="T3">Applications Softwares</text:span><text:span text:style-name="T58"> e </text:span><text:span text:style-name="T3">System Softwares</text:span></text:p>
      <text:p text:style-name="P1">*<text:span text:style-name="T4">System Softwares</text:span><text:span text:style-name="T59"> são utilizados para diretamente dar comandos para o </text:span><text:span text:style-name="T6">Computer Hardware</text:span><text:span text:style-name="T59">.</text:span></text:p>
      <text:p text:style-name="P1">*<text:span text:style-name="T5">Applications Programs</text:span><text:span text:style-name="T60"> são os softwares utilizados para realizar uma tarefa especifica, </text:span><text:span text:style-name="T61">e pode ser utilizado diretamente pelo usuario.</text:span></text:p>
      <text:p text:style-name="P3"/>
      <text:p text:style-name="P18">Tipos de sistemas operacionais</text:p>
      <text:p text:style-name="P3">*<text:span text:style-name="T62">Batch OS</text:span></text:p>
      <text:p text:style-name="P3">*<text:span text:style-name="T62">Time Sharing <text:s/>OS</text:span></text:p>
      <text:p text:style-name="P3">*<text:span text:style-name="T62">Distributed OS</text:span></text:p>
      <text:p text:style-name="P3">*<text:span text:style-name="T62">Network OS</text:span></text:p>
      <text:p text:style-name="P3">*<text:span text:style-name="T62">Multi Programing/P</text:span><text:span text:style-name="T64">r</text:span><text:span text:style-name="T62">ocessing/ Tasking OS</text:span></text:p>
      <text:p text:style-name="P3"><text:s/><text:span text:style-name="T7">Objetivos dos OS</text:span></text:p>
      <text:p text:style-name="P3">*<text:span text:style-name="T63">Conveciencia </text:span></text:p>
      <text:p text:style-name="P3">*<text:span text:style-name="T63">Eficiencia</text:span></text:p>
      <text:p text:style-name="P3">*<text:span text:style-name="T65">A</text:span><text:span text:style-name="T63">mbos</text:span></text:p>
      <text:p text:style-name="P19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157">No geral um computador moderno consiste em uma ou mais </text:span><text:span text:style-name="T8">cpu</text:span><text:span text:style-name="T157">(central process unity) e um numero de </text:span><text:span text:style-name="T8">device controllers</text:span><text:span text:style-name="T157"> conectados por um </text:span><text:span text:style-name="T8">bus</text:span><text:span text:style-name="T157"> que providencia o acesso a </text:span><text:span text:style-name="T8">memoria</text:span></text:p>
      <text:p text:style-name="P60"><text:span text:style-name="T67">*</text:span><text:span text:style-name="T68">A </text:span><text:span text:style-name="T111">CPU</text:span><text:span text:style-name="T68"> é o cerebro do </text:span><text:span text:style-name="T114">Computer System</text:span><text:span text:style-name="T68">, é onde todos os processos e contas são calculadas</text:span></text:p>
      <text:p text:style-name="P5">*<text:span text:style-name="T158">Cada </text:span><text:span text:style-name="T9">device</text:span><text:span text:style-name="T158"> como </text:span><text:span text:style-name="T9">keyboard</text:span><text:span text:style-name="T158">, </text:span><text:span text:style-name="T9">mouse</text:span><text:span text:style-name="T158">, </text:span><text:span text:style-name="T9">monitor</text:span><text:span text:style-name="T158">, </text:span><text:span text:style-name="T9">Hardisk</text:span><text:span text:style-name="T158"> ,</text:span><text:span text:style-name="T9">printer</text:span><text:span text:style-name="T158">… estão conectados a um </text:span><text:span text:style-name="T9">controller</text:span><text:span text:style-name="T158">, e esses </text:span><text:span text:style-name="T9">controllers</text:span><text:span text:style-name="T158"> são responsaveis por ditar a maneiro como esses Hardwares funcionam.</text:span></text:p>
      <text:p text:style-name="P5">* <text:span text:style-name="T159">A </text:span><text:span text:style-name="T10">CPU</text:span><text:span text:style-name="T159"> junto com esses </text:span><text:span text:style-name="T10">controllers</text:span><text:span text:style-name="T159"> estão conectados por um mesmo </text:span><text:span text:style-name="T10">bus</text:span><text:span text:style-name="T160">, </text:span><text:span text:style-name="T161">e esse bus esta conectado a nossa memoria compartilhada</text:span></text:p>
      <text:p text:style-name="P5">*<text:span text:style-name="T164">Cada </text:span><text:span text:style-name="T11">Device Controller</text:span><text:span text:style-name="T164"> é responsavel por um tipo de </text:span><text:span text:style-name="T11">device</text:span></text:p>
      <text:p text:style-name="P5">*<text:span text:style-name="T165">A </text:span><text:span text:style-name="T12">CPU</text:span><text:span text:style-name="T165"> e os </text:span><text:span text:style-name="T12">Devices Controllers</text:span><text:span text:style-name="T165"> podem </text:span><text:span text:style-name="T168">ser executados ao mesmo tempo, podendo </text:span><text:span text:style-name="T165">competir por </text:span><text:span text:style-name="T13">memory cycles </text:span><text:span text:style-name="T162">. </text:span><text:span text:style-name="T163">Sempre que precisamos executar algo ela precisa ser colocada na nossa main memory(RAM)</text:span></text:p>
      <text:p text:style-name="P5">*<text:span text:style-name="T166">Para ter certeza do acesso </text:span><text:span text:style-name="T169">organizado </text:span><text:span text:style-name="T166">a </text:span><text:span text:style-name="T14">Memoria Compartilhada</text:span><text:span text:style-name="T166"> um </text:span><text:span text:style-name="T14">Memory Controller</text:span><text:span text:style-name="T166"> é </text:span><text:span text:style-name="T167">necessario para sincronizar o acesso a memoria</text:span></text:p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Termos Importantes</text:p>
      <text:p text:style-name="P5"><text:span text:style-name="T170">1</text:span><text:span text:style-name="T171"> </text:span><text:span text:style-name="T173">Bootstrap Program</text:span></text:p>
      <text:p text:style-name="P5">*<text:span text:style-name="T175">O programa inicial que é executado quando a maquina é </text:span><text:span text:style-name="T15">ligado</text:span><text:span text:style-name="T175"> ou sofreu um </text:span><text:span text:style-name="T15">reboot</text:span><text:span text:style-name="T175">.</text:span></text:p>
      <text:p text:style-name="P5">*<text:span text:style-name="T176">Ele é armazenado no </text:span><text:span text:style-name="T16">ROM</text:span><text:span text:style-name="T176">.</text:span><text:span text:style-name="T182">(Read Only Memory)</text:span></text:p>
      <text:p text:style-name="P5">*<text:span text:style-name="T177">Ele deve saber como iniciar o </text:span><text:span text:style-name="T17">OS</text:span><text:span text:style-name="T177"> e começar a executar o </text:span><text:span text:style-name="T17">Sistema</text:span><text:span text:style-name="T177">.</text:span></text:p>
      <text:p text:style-name="P5">*<text:span text:style-name="T177">Ele deve alocar na </text:span><text:span text:style-name="T17">memoria</text:span><text:span text:style-name="T177"> o </text:span><text:span text:style-name="T17">OS Kernel</text:span><text:span text:style-name="T177">.</text:span></text:p>
      <text:p text:style-name="P7"/>
      <text:p text:style-name="P7">2 <text:span text:style-name="T172">Interrupt</text:span></text:p>
      <text:p text:style-name="P5">*<text:span text:style-name="T178">A ocorrencia de um </text:span><text:span text:style-name="T18">evento</text:span><text:span text:style-name="T178"> é normalmente sinalizada por um </text:span><text:span text:style-name="T18">Interrupt</text:span><text:span text:style-name="T178"> </text:span><text:span text:style-name="T179">do </text:span><text:span text:style-name="T19">Hardware</text:span><text:span text:style-name="T179"> ou </text:span><text:span text:style-name="T19">Software</text:span></text:p>
      <text:p text:style-name="P5">*<text:span text:style-name="T20">Hardware</text:span><text:span text:style-name="T180"> pode ativar um </text:span><text:span text:style-name="T20">Interrupt</text:span><text:span text:style-name="T180"> a qualquer hora mandando um sinal para a </text:span><text:span text:style-name="T20">CPU</text:span><text:span text:style-name="T180">, normalmente pelo caminho do </text:span><text:span text:style-name="T20">bus do sistema</text:span></text:p>
      <text:p text:style-name="P5"/>
      <text:p text:style-name="P8">3 <text:span text:style-name="T172">System Call </text:span><text:span text:style-name="T174">(Monitor Call)</text:span></text:p>
      <text:p text:style-name="P5">*<text:span text:style-name="T181">O </text:span><text:span text:style-name="T21">software</text:span><text:span text:style-name="T181"> pode ativar o </text:span><text:span text:style-name="T21">Interrupt</text:span><text:span text:style-name="T181"> exeuctando uma operação especial chamada </text:span><text:span text:style-name="T21">System Call</text:span></text:p>
      <text:p text:style-name="P5">*<text:span text:style-name="T183">Quando a </text:span><text:span text:style-name="T22">CPU</text:span><text:span text:style-name="T183"> é interrompida ele para tudo que esta faznedo e tranferi a execução para um </text:span><text:span text:style-name="T22">local fixo</text:span><text:span text:style-name="T183">. </text:span><text:span text:style-name="T184">O local fixo normalmente contem o <text:s/>primeiro </text:span><text:span text:style-name="T23">endereço</text:span><text:span text:style-name="T184"> onde o </text:span><text:span text:style-name="T23">Service Routine</text:span><text:span text:style-name="T184"> do interrupt esta localizada</text:span></text:p>
      <text:p text:style-name="P54">*<text:span text:style-name="T185">O </text:span><text:span text:style-name="T24">Service Routine</text:span><text:span text:style-name="T185"> do interrupt então é executado. Quando for finalizado a </text:span><text:span text:style-name="T24">CPU</text:span><text:span text:style-name="T185"> volta a realizar as </text:span><text:span text:style-name="T24">tarefas</text:span><text:span text:style-name="T185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6"><text:soft-page-break/>Storage Struct</text:p>
      <text:p text:style-name="P5"/>
      <text:p text:style-name="P6"><text:span text:style-name="T28">Registers</text:span><text:span text:style-name="T186"> – </text:span><text:span text:style-name="T192">Volatile</text:span></text:p>
      <text:p text:style-name="P9"><text:span text:style-name="T1">Cache</text:span> – <text:span text:style-name="T192">Volatile</text:span></text:p>
      <text:p text:style-name="P10"><text:span text:style-name="T1">Main Memory</text:span> – <text:span text:style-name="T192">Volatile</text:span></text:p>
      <text:p text:style-name="P10"><text:span text:style-name="T1">Electronic Disk</text:span> – <text:span text:style-name="T192">Non Volatile</text:span></text:p>
      <text:p text:style-name="P10"><text:span text:style-name="T1">Magnetic Disk</text:span> – <text:span text:style-name="T192">Non Volatile</text:span></text:p>
      <text:p text:style-name="P10"><text:span text:style-name="T1">Optical Disk</text:span> – <text:span text:style-name="T193">Non </text:span><text:span text:style-name="T192">Volatile</text:span></text:p>
      <text:p text:style-name="P10"><text:span text:style-name="T1">Magnetic Tapes</text:span> – <text:span text:style-name="T194">Non </text:span><text:span text:style-name="T192">Volatile</text:span></text:p>
      <text:p text:style-name="P9">*<text:span text:style-name="T187">Quanto mais alto esta na hierarquia mais alto é o preço, menor é o armazenamento e mais rapido é o acesso a memoria</text:span></text:p>
      <text:p text:style-name="P9">*<text:span text:style-name="T188">Quanto mais baixo esta na hierarquia menor é o preço, o tempo de acesso é mais longo e o tamanho do armazenamento é maior</text:span></text:p>
      <text:p text:style-name="P9">*<text:span text:style-name="T189">Possuimos nossa </text:span><text:span text:style-name="T25">Main Memory</text:span><text:span text:style-name="T189"> que é onde os processos que realizamos são alocados, e temos nossa </text:span><text:span text:style-name="T25">Second Memory</text:span><text:span text:style-name="T189"> que é onde nossos arquivos são armazenados por um tempo indeterminado</text:span></text:p>
      <text:p text:style-name="P61"><text:span text:style-name="T69">*</text:span><text:span text:style-name="T70">A </text:span><text:span text:style-name="T115">Main Memory</text:span><text:span text:style-name="T70"> é </text:span><text:span text:style-name="T145">volatile</text:span><text:span text:style-name="T70"> comparado com a </text:span><text:span text:style-name="T115">Second Memory</text:span><text:span text:style-name="T70"> que não é </text:span><text:span text:style-name="T146">volatile</text:span></text:p>
      <text:p text:style-name="P9">*<text:span text:style-name="T26">Volatile</text:span><text:span text:style-name="T190"> </text:span><text:span text:style-name="T191">significa que perde o seu conteudo quando a energia é removida</text:span></text:p>
      <text:p text:style-name="P9">*<text:span text:style-name="T27">Non Volatile</text:span><text:span text:style-name="T191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7"><text:soft-page-break/>I/O Structure</text:p>
      <text:p text:style-name="P11"/>
      <text:p text:style-name="P11">*<text:span text:style-name="T195">Storage é um dos muitos tipos de </text:span><text:span text:style-name="T30">I/O Devices</text:span><text:span text:style-name="T195"> dentro de um computador.</text:span></text:p>
      <text:p text:style-name="P11">*<text:span text:style-name="T196">Uma grande parte do code do </text:span><text:span text:style-name="T29">OS</text:span><text:span text:style-name="T196"> é dedicado ao gerenciamento </text:span><text:span text:style-name="T197">do </text:span><text:span text:style-name="T31">I/O</text:span><text:span text:style-name="T197">, tanto por ser importante para confiabilidade </text:span><text:span text:style-name="T198">e perfomace do sistema quanto por conta d</text:span><text:span text:style-name="T199">os I/O devices com natureza diferentes.</text:span></text:p>
      <text:p text:style-name="P11">*<text:span text:style-name="T200">Cada </text:span><text:span text:style-name="T32">Device Controller</text:span><text:span text:style-name="T200"> esta encarregado de um tipo especifico de device. Ele</text:span><text:span text:style-name="T202">s Mantem</text:span><text:span text:style-name="T201"> um </text:span><text:span text:style-name="T33">Local Buffer Storage</text:span><text:span text:style-name="T201"> e seta </text:span><text:span text:style-name="T33">Register’s</text:span><text:span text:style-name="T201"> com um proposito especial</text:span></text:p>
      <text:p text:style-name="P11">*<text:span text:style-name="T203">Normalmente, OS contem um </text:span><text:span text:style-name="T34">device driver</text:span><text:span text:style-name="T203"> para cada </text:span><text:span text:style-name="T34">device controller</text:span><text:span text:style-name="T203">.</text:span></text:p>
      <text:p text:style-name="P12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13"/>
      <text:p text:style-name="P21">Simples operação I/O</text:p>
      <text:p text:style-name="P12">*<text:span text:style-name="T204">Para começar uma operação </text:span><text:span text:style-name="T35">I/O</text:span><text:span text:style-name="T204"> o </text:span><text:span text:style-name="T35">device driver</text:span><text:span text:style-name="T204"> carregar os registers apropriados dentro do </text:span><text:span text:style-name="T35">device controller</text:span></text:p>
      <text:p text:style-name="Preformatted_20_Text"><text:span text:style-name="T71">*</text:span><text:span text:style-name="T72">O </text:span><text:span text:style-name="T116">device </text:span><text:span text:style-name="T112">controller</text:span><text:span text:style-name="T72"> por sua vez examina o conteudo desses </text:span><text:span text:style-name="T116">registers</text:span><text:span text:style-name="T72"> para determinar a operação que </text:span><text:span text:style-name="T73">deve ser tomada.</text:span><text:span text:style-name="T74">Ele examina os </text:span><text:span text:style-name="T128">register</text:span><text:span text:style-name="T74"> pois la estão as informações sobre a operação de entrada e saida que deve ser executada</text:span></text:p>
      <text:p text:style-name="P62"><text:span text:style-name="T66">*</text:span><text:span text:style-name="T75">O </text:span><text:span text:style-name="T117">controller</text:span><text:span text:style-name="T75"> começa </text:span><text:span text:style-name="T76">a transferir o </text:span><text:span text:style-name="T118">data</text:span><text:span text:style-name="T76"> do </text:span><text:span text:style-name="T118">device</text:span><text:span text:style-name="T76"> para o seu </text:span><text:span text:style-name="T118">buffer local </text:span><text:span text:style-name="T147">.</text:span><text:span text:style-name="T148">Idependente da tarefa que deve ser perfomada, os </text:span><text:span text:style-name="T119">dados</text:span><text:span text:style-name="T148"> necessarios para essa ação sera tranferido para o </text:span><text:span text:style-name="T119">local buffer</text:span></text:p>
      <text:p text:style-name="P62"><text:span text:style-name="T76">*</text:span><text:span text:style-name="T77">Quando a tranferencia de dados estiver completa, o </text:span><text:span text:style-name="T121">device controller</text:span><text:span text:style-name="T77"> avisa o </text:span><text:span text:style-name="T121">device driver</text:span><text:span text:style-name="T77"> via an </text:span><text:span text:style-name="T121">interrupt</text:span><text:span text:style-name="T77"> que ele finalizou <text:s/>a operação</text:span></text:p>
      <text:p text:style-name="P62"><text:span text:style-name="T77">*</text:span><text:span text:style-name="T78">Então o </text:span><text:span text:style-name="T120">device driver</text:span><text:span text:style-name="T78"> retorna o controle para o </text:span><text:span text:style-name="T120">operating system</text:span></text:p>
      <text:p text:style-name="P62"><text:span text:style-name="T78">*</text:span><text:span text:style-name="T79">Essa forma <text:s/>de </text:span><text:span text:style-name="T122">interrupt-driven I/O </text:span><text:span text:style-name="T79">é bom para mover pequenas quantidades de </text:span><text:span text:style-name="T122">dados</text:span><text:span text:style-name="T79">, mas produz um grande </text:span><text:span text:style-name="T122">sobrecarregamento</text:span><text:span text:style-name="T79"> quando usados com grandes quantidades de </text:span><text:span text:style-name="T122">dados</text:span></text:p>
      <text:p text:style-name="P22"/>
      <text:p text:style-name="P62"><text:soft-page-break/><text:span text:style-name="T79">*</text:span><text:span text:style-name="T80">Para resolver esse problema, </text:span><text:span text:style-name="T123">Direct Memory Acess(DMA)</text:span><text:span text:style-name="T80"> é utlizado</text:span></text:p>
      <text:p text:style-name="P62"><text:span text:style-name="T80">*</text:span><text:span text:style-name="T81">Depois do </text:span><text:span text:style-name="T124">device controller</text:span><text:span text:style-name="T81"> setar os seus </text:span><text:span text:style-name="T124">buffers</text:span><text:span text:style-name="T81">, </text:span><text:span text:style-name="T124">ponteiros</text:span><text:span text:style-name="T81">, e </text:span><text:span text:style-name="T124">contadores</text:span><text:span text:style-name="T81"> para o </text:span><text:span text:style-name="T124">I/O device</text:span><text:span text:style-name="T81"> , o </text:span><text:span text:style-name="T124">device</text:span><text:span text:style-name="T81"> </text:span><text:span text:style-name="T124">controller</text:span><text:span text:style-name="T81"> tranferi um bloco inteiro de </text:span><text:span text:style-name="T124">dados</text:span><text:span text:style-name="T81"> direto para ou do seu próprio </text:span><text:span text:style-name="T124">buffer storage</text:span><text:span text:style-name="T81"> para a </text:span><text:span text:style-name="T124">memoria</text:span><text:span text:style-name="T81">, sem a intervenção para a </text:span><text:span text:style-name="T124">CPU</text:span></text:p>
      <text:p text:style-name="P62"><text:span text:style-name="T81">*</text:span><text:span text:style-name="T82">Apenas um </text:span><text:span text:style-name="T125">interrupt</text:span><text:span text:style-name="T82"> é gerado por bloco, para avisar o device driver que a operação foi concluida. </text:span><text:span text:style-name="T84">Diferente do outro esquema que cada </text:span><text:span text:style-name="T127">byte</text:span><text:span text:style-name="T84"> de </text:span><text:span text:style-name="T127">data</text:span><text:span text:style-name="T84"> gerava um </text:span><text:span text:style-name="T127">interrupt</text:span></text:p>
      <text:p text:style-name="P62"><text:span text:style-name="T82">*</text:span><text:span text:style-name="T83">enquanto o </text:span><text:span text:style-name="T126">device controller</text:span><text:span text:style-name="T83"> esta perfomando essas operações, a </text:span><text:span text:style-name="T126">cpu</text:span><text:span text:style-name="T83"> esta desponivel para realizar outras tarefas</text:span></text:p>
      <text:p text:style-name="P14"/>
      <text:p text:style-name="P63"><text:span text:style-name="T156">C</text:span><text:span text:style-name="T155">omputer</text:span><text:span text:style-name="T66"> </text:span><text:span text:style-name="T154">System</text:span><text:span text:style-name="T66"> </text:span><text:span text:style-name="T155">Architecture</text:span></text:p>
      <text:p text:style-name="P15"/>
      <text:p text:style-name="P23">Tipos de Computers Systems baseados no numero de General Purpose Processors:</text:p>
      <text:p text:style-name="P64"><text:span text:style-name="T113">1 * Single Processor Systems</text:span><text:span text:style-name="T66"> – </text:span><text:span text:style-name="T85">Apenas um processador</text:span></text:p>
      <text:p text:style-name="P64"><text:span text:style-name="T85">*</text:span><text:span text:style-name="T86">Uma </text:span><text:span text:style-name="T129">CPU</text:span><text:span text:style-name="T86"> principal capaz de executar instruções com propositos gerais, incluindo instruções dos processos do usuario</text:span></text:p>
      <text:p text:style-name="P64"><text:span text:style-name="T86">*</text:span><text:span text:style-name="T87">Outros processadores com propositos especiais tambem estão presentes, <text:tab/>e perfomam tarefas especificas para os devices. </text:span><text:span text:style-name="T88">Por exemplo quando precionamos uma tecla do keyboard, há um microprocessador encarregado de converter a tecla precionada em codigo binario.</text:span></text:p>
      <text:p text:style-name="P16">*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5"><text:soft-page-break/><text:span text:style-name="T130">2 * </text:span><text:span text:style-name="T113">Multiprocessor Systems</text:span><text:span text:style-name="T66"> – Dois ou mais processadores </text:span></text:p>
      <text:p text:style-name="P67"><text:span text:style-name="T66">*</text:span><text:span text:style-name="T89">Tambem conhecidos como </text:span><text:span text:style-name="T131">parallel systems</text:span><text:span text:style-name="T89"> ou </text:span><text:span text:style-name="T131">tightly coupled systems</text:span></text:p>
      <text:p text:style-name="P65"><text:span text:style-name="T89">*</text:span><text:span text:style-name="T90">Possui dois ou mais processadores em comunicação próxima, compartilham o computer bus, e as vezes o clock, memory e peripheral devices</text:span></text:p>
      <text:p text:style-name="P68"><text:span text:style-name="T132">V</text:span><text:span text:style-name="T113">antagens</text:span><text:span text:style-name="T66">: </text:span><text:span text:style-name="T91">alta taxa de tranferencia, </text:span><text:span text:style-name="T92">escala economica, </text:span><text:span text:style-name="T93">maior confiabilidade</text:span></text:p>
      <text:p text:style-name="P24">Tipos de Multiprocessor Systems:</text:p>
      <text:p text:style-name="P24">Symmetric Multiprocessing</text:p>
      <text:p text:style-name="P69"><text:span text:style-name="T66">*</text:span><text:span text:style-name="T94">Todas cpu’s participam na execução de cada tarefa, eles ajem como um único conjunto</text:span></text:p>
      <text:p text:style-name="P24">Asymmetric Multiprocessing</text:p>
      <text:p text:style-name="P69"><text:span text:style-name="T66">*</text:span><text:span text:style-name="T95">Temos um esquema de Master e slave</text:span></text:p>
      <text:p text:style-name="P69"><text:span text:style-name="T95">*</text:span><text:span text:style-name="T96">Um dos </text:span><text:span text:style-name="T133">cpu</text:span><text:span text:style-name="T96"> sera o </text:span><text:span text:style-name="T133">Master</text:span><text:span text:style-name="T96"> enquanto os outros serão os </text:span><text:span text:style-name="T134">S</text:span><text:span text:style-name="T133">laves</text:span></text:p>
      <text:p text:style-name="P70"><text:span text:style-name="T96">*</text:span><text:span text:style-name="T97">A cpu master ira monitorar as outras </text:span><text:span text:style-name="T135">cpus</text:span><text:span text:style-name="T97">, </text:span><text:span text:style-name="T98">e atribuira tarefas para eles. </text:span><text:span text:style-name="T99">Ele estara guiando os </text:span><text:span text:style-name="T136">Slaves</text:span></text:p>
      <text:p text:style-name="P70"><text:span text:style-name="T99">*</text:span><text:span text:style-name="T100">Então os </text:span><text:span text:style-name="T101">S</text:span><text:span text:style-name="T100">laves tomam conta dos processos, </text:span><text:span text:style-name="T102">cada um cuidado de um precesso</text:span></text:p>
      <text:p text:style-name="P70"><text:span text:style-name="T100">*</text:span><text:span text:style-name="T103">Caso ocorra algum erro o </text:span><text:span text:style-name="T137">Master</text:span><text:span text:style-name="T103"> ira cuidar pra quem ira tomar conta desse </text:span><text:span text:style-name="T137">processo</text:span><text:span text:style-name="T103">.</text:span></text:p>
      <text:p text:style-name="P39">*</text:p>
      <text:p text:style-name="P66"><text:span text:style-name="T113">3 *</text:span><text:span text:style-name="T66"> </text:span><text:span text:style-name="T113">Clustered Systems –</text:span><text:span text:style-name="T66"> 2 ou mais Systemas aglomerados </text:span></text:p>
      <text:p text:style-name="P66"><text:span text:style-name="T66">*</text:span><text:span text:style-name="T104">Como o sistema de multiprocessador , ele tambem reuni diversos </text:span><text:span text:style-name="T138">CPU</text:span><text:span text:style-name="T104"> para realizar trabalhos computacionais</text:span></text:p>
      <text:p text:style-name="P66"><text:span text:style-name="T104">*</text:span><text:span text:style-name="T105">Eles são compostos por duas ou mais sistemas individuais acoplados juntos</text:span></text:p>
      <text:p text:style-name="P66"><text:span text:style-name="T105">*</text:span><text:span text:style-name="T106">Providencia uma grande disponibilidade</text:span></text:p>
      <text:p text:style-name="P66"><text:span text:style-name="T106">*</text:span><text:span text:style-name="T107">pode ser estruturado tanto </text:span><text:span text:style-name="T139">asymmetrically</text:span><text:span text:style-name="T107"> ou </text:span><text:span text:style-name="T139">symmetrically</text:span></text:p>
      <text:p text:style-name="P71"><text:span text:style-name="T107">*</text:span><text:span text:style-name="T108">Em </text:span><text:span text:style-name="T140">assymmetrically</text:span><text:span text:style-name="T108"> uma maquina ficara em modo “host”</text:span><text:span text:style-name="T109">(master)</text:span><text:span text:style-name="T108"> e os outros rodarão os aplicativos</text:span><text:span text:style-name="T109">(slaves)</text:span></text:p>
      <text:p text:style-name="P71"><text:span text:style-name="T108">*</text:span><text:span text:style-name="T110">em </text:span><text:span text:style-name="T141">Symmetricaly</text:span><text:span text:style-name="T110"> Dois ou mais hosts rodam as aplicações e monitoram uns aos outros.</text:span></text:p>
      <text:p text:style-name="P40"/>
      <text:p text:style-name="P41"/>
      <text:p text:style-name="P58"><text:soft-page-break/>Operating System Structure</text:p>
      <text:p text:style-name="P25"/>
      <text:p text:style-name="P25"/>
      <text:p text:style-name="P40">*<text:span text:style-name="T205">Os diferetens OS possuem uma funcionalidade interna diferente uns dos outros, mas tambem possuem similaridades:</text:span></text:p>
      <text:p text:style-name="P26">1 Multiprogramming</text:p>
      <text:p text:style-name="P26">2 Time Sharing (Multitasking)</text:p>
      <text:p text:style-name="P42"/>
      <text:p text:style-name="P27">Multiprogramming</text:p>
      <text:p text:style-name="P43">*<text:span text:style-name="T206">Capacidade de rodar multiplos programas pela cpu</text:span></text:p>
      <text:p text:style-name="P43">*<text:span text:style-name="T207">Um único </text:span><text:span text:style-name="T36">usuario</text:span><text:span text:style-name="T207"> </text:span><text:span text:style-name="T208">não pode</text:span><text:span text:style-name="T207">, </text:span><text:span text:style-name="T208">em geral, mante</text:span><text:span text:style-name="T209">r</text:span><text:span text:style-name="T208"> a </text:span><text:span text:style-name="T37">cpu</text:span><text:span text:style-name="T208"> ou os </text:span><text:span text:style-name="T37">I/O Devices</text:span><text:span text:style-name="T208"> ocupados o tempo todo.</text:span></text:p>
      <text:p text:style-name="P55">*<text:span text:style-name="T210">Caso não fossemos capaz de utilizar </text:span><text:span text:style-name="T38">multiprogramming</text:span><text:span text:style-name="T210">, se um </text:span><text:span text:style-name="T38">usuario</text:span><text:span text:style-name="T210"> executasse um </text:span><text:span text:style-name="T38">progama</text:span><text:span text:style-name="T210">, a </text:span><text:span text:style-name="T38">cpu</text:span><text:span text:style-name="T210"> seria usada exclusivamente para esse </text:span><text:span text:style-name="T38">processo</text:span><text:span text:style-name="T210"> e outros </text:span><text:span text:style-name="T38">usuarios</text:span><text:span text:style-name="T210"> não conseguiriam ter </text:span><text:span text:style-name="T38">acesso</text:span><text:span text:style-name="T210"> a </text:span><text:span text:style-name="T38">cpu</text:span></text:p>
      <text:p text:style-name="P43">*<text:span text:style-name="T39">Multiprogramming</text:span><text:span text:style-name="T211"> aumenta a utilização da </text:span><text:span text:style-name="T39">cpu</text:span><text:span text:style-name="T211"> organizando os </text:span><text:span text:style-name="T39">jobs</text:span><text:span text:style-name="T211">(</text:span><text:span text:style-name="T39">code</text:span><text:span text:style-name="T211"> e </text:span><text:span text:style-name="T39">data</text:span><text:span text:style-name="T211">) para que a </text:span><text:span text:style-name="T39">cpu</text:span><text:span text:style-name="T211"> sempre tenha um para executar.</text:span></text:p>
      <text:p text:style-name="P43">*<text:span text:style-name="T40">Cpu</text:span><text:span text:style-name="T212"> não fica </text:span><text:span text:style-name="T40">idle</text:span><text:span text:style-name="T212">, caso um </text:span><text:span text:style-name="T40">job</text:span><text:span text:style-name="T212"> que esta usando a </text:span><text:span text:style-name="T40">cpu</text:span><text:span text:style-name="T212"> deixa de usala para buscar </text:span><text:span text:style-name="T40">I/O devices</text:span><text:span text:style-name="T212"> por exemplo, a </text:span><text:span text:style-name="T40">cpu</text:span><text:span text:style-name="T212"> não fica parada, mas sim é utilizada pelo próximo </text:span><text:span text:style-name="T40">job</text:span></text:p>
      <text:p text:style-name="P43">*<text:span text:style-name="T41">Multiprogrammed Systems</text:span><text:span text:style-name="T213"> fornecem um ambiente onde os vários </text:span><text:span text:style-name="T41">recursos do sistema</text:span><text:span text:style-name="T213"> (</text:span><text:span text:style-name="T41">cpu</text:span><text:span text:style-name="T213">, </text:span><text:span text:style-name="T41">memory</text:span><text:span text:style-name="T213">, </text:span><text:span text:style-name="T41">peripheral</text:span><text:span text:style-name="T213"> </text:span><text:span text:style-name="T41">devices</text:span><text:span text:style-name="T213">) são utilizados com eficiencia, mas eles não fornecem para o </text:span><text:span text:style-name="T41">usuario</text:span><text:span text:style-name="T213"> a interação com o </text:span><text:span text:style-name="T41">computer system</text:span><text:span text:style-name="T213">.</text:span></text:p>
      <text:p text:style-name="P43"/>
      <text:p text:style-name="P44"><text:span text:style-name="T1">Time sharing (Multitasking)</text:span> </text:p>
      <text:p text:style-name="P45">*<text:span text:style-name="T1">CPU</text:span> executa multiplos <text:span text:style-name="T1">jobs</text:span> revesando entre eles</text:p>
      <text:p text:style-name="P45">*<text:span text:style-name="T214">O revesamento ocorre tão frequentemente que o usuario consegue interagir com cada programa enquanto esta em executação</text:span></text:p>
      <text:p text:style-name="P46">*<text:span text:style-name="T1">Time Sharing</text:span> requer um interativo (hands <text:span text:style-name="T215">on </text:span>) <text:span text:style-name="T216">computer </text:span><text:span text:style-name="T43">system</text:span><text:span text:style-name="T216">, que providencia comunicação </text:span><text:span text:style-name="T217">diretamente entre o </text:span><text:span text:style-name="T42">usuario</text:span><text:span text:style-name="T217"> e o </text:span><text:span text:style-name="T42">systema</text:span></text:p>
      <text:p text:style-name="P46">*<text:span text:style-name="T218">Um Time Shared operating system permite que vários </text:span><text:soft-page-break/><text:span text:style-name="T218">usuarios compartilhem o computador ao mesmo tempo</text:span></text:p>
      <text:p text:style-name="P46">*<text:span text:style-name="T219">Usa </text:span><text:span text:style-name="T44">Cpu scheduling</text:span><text:span text:style-name="T219"> e </text:span><text:span text:style-name="T44">programming</text:span><text:span text:style-name="T219"> para providenciar cada </text:span><text:span text:style-name="T44">usuario</text:span><text:span text:style-name="T219"> com uma pequena porção de </text:span><text:span text:style-name="T44">time-sharad computer</text:span><text:span text:style-name="T219">.</text:span></text:p>
      <text:p text:style-name="P47">*Cada usuario tem pelo menos um programa separado na memoria.</text:p>
      <text:p text:style-name="P47">*<text:span text:style-name="T220">Um </text:span><text:span text:style-name="T45">programa</text:span><text:span text:style-name="T220"> carregado na </text:span><text:span text:style-name="T45">memoria</text:span><text:span text:style-name="T220"> e em </text:span><text:span text:style-name="T45">execução</text:span><text:span text:style-name="T220"> é chamado de </text:span><text:span text:style-name="T45">processo</text:span></text:p>
      <text:p text:style-name="P47"/>
      <text:p text:style-name="P59">Services</text:p>
      <text:p text:style-name="P47">*<text:span text:style-name="T221">O </text:span><text:span text:style-name="T46">OS</text:span><text:span text:style-name="T221"> fornecem alguns services para os programas, e para o usuario desses programas, </text:span><text:span text:style-name="T222">algum desses são:</text:span></text:p>
      <text:p text:style-name="P28">User Interface</text:p>
      <text:p text:style-name="P29">Program Execution</text:p>
      <text:p text:style-name="P48">*Source code → Compiler → Object code → Executor → Output</text:p>
      <text:p text:style-name="P29">I/O Operations</text:p>
      <text:p text:style-name="P30">File System Manipulation</text:p>
      <text:p text:style-name="P31">Communication</text:p>
      <text:p text:style-name="P32">Error Detection</text:p>
      <text:p text:style-name="P33">Resource Allocation</text:p>
      <text:p text:style-name="P34">Accouting</text:p>
      <text:p text:style-name="P35">Protection e Security</text:p>
      <text:p text:style-name="P36"/>
      <text:p text:style-name="P36">User OS Interface</text:p>
      <text:p text:style-name="P49">*<text:span text:style-name="T223">Permite o usuario a realmente interagir com o </text:span><text:span text:style-name="T47">OS</text:span></text:p>
      <text:p text:style-name="P50">Temos duas aproximações para fornecer ao usuario uma interação com o <text:span text:style-name="T1">OS</text:span>:</text:p>
      <text:p text:style-name="P72"><text:span text:style-name="T152">1* </text:span><text:span text:style-name="T149">Providenciando um </text:span><text:span text:style-name="T142">Command-Line Interface </text:span><text:span text:style-name="T143">(CLI)</text:span><text:span text:style-name="T150"> </text:span><text:span text:style-name="T153">ou</text:span><text:span text:style-name="T150"> </text:span><text:span text:style-name="T143">Command Interpreter</text:span><text:span text:style-name="T150"> </text:span><text:span text:style-name="T151">que permite o usuario a escrever comandos que serão interpretados pelo </text:span><text:span text:style-name="T144">OS</text:span></text:p>
      <text:p text:style-name="P50"><text:span text:style-name="T224">2</text:span>* <text:span text:style-name="T224">Providenciar um </text:span><text:span text:style-name="T48">Graphical User Interface or GUI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37"><text:soft-page-break/>Command Interpreter</text:p>
      <text:p text:style-name="P49">*<text:span text:style-name="T225">Alguns sistemas operacionais incluem </text:span><text:span text:style-name="T226">o </text:span><text:span text:style-name="T49">Command Interpreter</text:span><text:span text:style-name="T50"> </text:span><text:span text:style-name="T226">no </text:span><text:span text:style-name="T50">kernel</text:span><text:span text:style-name="T226">. </text:span><text:span text:style-name="T227">Já em outros como </text:span><text:span text:style-name="T51">Windoes XP</text:span><text:span text:style-name="T227"> e </text:span><text:span text:style-name="T51">UNIX</text:span><text:span text:style-name="T227">, eles tratam o command interpreter como um programa especial</text:span></text:p>
      <text:p text:style-name="P49">*<text:span text:style-name="T228">exemplos são o prompt(cmd) no windows e o terminal no linux</text:span></text:p>
      <text:p text:style-name="P51">*<text:span text:style-name="T228">Em sistemas com multi</text:span><text:span text:style-name="T229">plos Commando Interpreter no qual podemos escolher, os interpretadores são conhecidos como shells.</text:span></text:p>
      <text:p text:style-name="P73">exmplos:</text:p>
      <text:p text:style-name="P52">Bourne Shell</text:p>
      <text:p text:style-name="P52">C Shell</text:p>
      <text:p text:style-name="P52">Bourne-Again shell (BASH)</text:p>
      <text:p text:style-name="P53">Korn Shell, etc..</text:p>
      <text:p text:style-name="P53">*<text:span text:style-name="T230">Tem duas maneira no qual o </text:span><text:span text:style-name="T52">CLI</text:span><text:span text:style-name="T230"> funciona, a primeira é que o </text:span><text:span text:style-name="T52">codigo</text:span><text:span text:style-name="T230"> para realizar a </text:span><text:span text:style-name="T52">tarefa</text:span><text:span text:style-name="T230"> desejada esta presente </text:span><text:span text:style-name="T231">no </text:span><text:span text:style-name="T53">Command Intepretor</text:span><text:span text:style-name="T231">, e a segunda é que o codigo esta contido em </text:span><text:span text:style-name="T53">programas</text:span><text:span text:style-name="T231"> especificos, </text:span><text:span text:style-name="T232">e o </text:span><text:span text:style-name="T54">CLI</text:span><text:span text:style-name="T232"> apenas </text:span><text:span text:style-name="T54">cola</text:span><text:span text:style-name="T232"> o programa quando a </text:span><text:span text:style-name="T54">tarefa</text:span><text:span text:style-name="T232"> tem que ser realizada</text:span></text:p>
      <text:p text:style-name="P53">*<text:span text:style-name="T233">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8T16:56:30.089468848</dc:date>
    <meta:editing-duration>PT14H5M1S</meta:editing-duration>
    <meta:editing-cycles>321</meta:editing-cycles>
    <meta:generator>LibreOffice/6.4.7.2$Linux_X86_64 LibreOffice_project/40$Build-2</meta:generator>
    <meta:document-statistic meta:table-count="0" meta:image-count="0" meta:object-count="0" meta:page-count="10" meta:paragraph-count="146" meta:word-count="1676" meta:character-count="10580" meta:non-whitespace-character-count="9029"/>
  </office:meta>
</office:document-meta>
</file>